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5fb1"/>
    </style:style>
    <style:style style:name="T1" style:family="text">
      <style:text-properties officeooo:rsid="00045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uel Utilisateur Site vitrine Osteo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3-03-26T09:30:01</meta:creation-date>
    <dc:date>2013-03-26T09:33:13</dc:date>
    <dc:creator>Nicolas 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7" meta:non-whitespace-character-count="33"/>
    <meta:generator>LibreOffice/3.6$Linux_X86_64 LibreOffice_project/360m1$Build-2</meta:generator>
  </office:meta>
</office:document-meta>
</file>